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05.8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 گھنا پن</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394.7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2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24pt" draw:z-index="4" draw:style-name="gr3" draw:text-style-name="P3" svg:width="39.74pt" svg:height="15.05pt" svg:x="22.08pt" svg:y="16.6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43pt" draw:z-index="5" draw:style-name="gr3" draw:text-style-name="P3" svg:width="39.49pt" svg:height="15.05pt" svg:x="64.26pt" svg:y="13.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3:45:38.1956671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22T14:24:30.890367618</dc:date>
    <meta:editing-duration>P63DT17H16M44S</meta:editing-duration>
    <meta:editing-cycles>2793</meta:editing-cycles>
    <meta:generator>LibreOffice/6.0.7.3$Linux_X86_64 LibreOffice_project/00m0$Build-3</meta:generator>
    <meta:document-statistic meta:table-count="2" meta:cell-count="49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